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0.889cm" svg:x="1.254cm" svg:y="1.762cm">
          <text:p text:style-name="P1"><text:span text:style-name="T1">[ [1 2 3] [4 5] [] [6]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604cm" svg:height="0.889cm" svg:x="14.363cm" svg:y="1.762cm">
          <text:p text:style-name="P1"><text:span text:style-name="T1">[ [2 3 4] [5 6] [] [7] ]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858cm" svg:y1="2.206cm" svg:x2="14.363cm" svg:y2="2.206cm" draw:start-shape="id1" draw:start-glue-point="1" draw:end-shape="id2" svg:d="M7858 2206h6505" svg:viewBox="0 0 6506 1">
          <text:p text:style-name="P1"><text:span text:style-name="T1">mapP (mapP incr)</text:span></text:p>
          <text:p text:style-name="P1"><text:span text:style-name="T1"/></text:p>
          <text:p text:style-name="P1"><text:span text:style-name="T1"/></text:p>
        </draw:connector>
        <draw:custom-shape draw:style-name="gr1" draw:text-style-name="P2" xml:id="id3" draw:id="id3" draw:layer="layout" svg:width="5.67cm" svg:height="0.757cm" svg:x="1.762cm" svg:y="4.302cm">
          <text:p text:style-name="P1"><text:span text:style-name="T1">[ 1 2 3 4 5 6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7cm" svg:height="0.757cm" svg:x="14.843cm" svg:y="4.302cm">
          <text:p text:style-name="P1"><text:span text:style-name="T1">[ 2 3 4 5 6 7 ]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556cm" svg:y1="2.651cm" svg:x2="4.597cm" svg:y2="4.302cm" draw:start-shape="id1" draw:start-glue-point="2" draw:end-shape="id3" draw:end-glue-point="0" svg:d="M4556 2651l41 1651" svg:viewBox="0 0 42 1652">
          <text:p text:style-name="P1"><text:span text:style-name="T1">concatP <text:s text:c="8"/></text:span></text:p>
        </draw:connector>
        <draw:connector draw:style-name="gr3" draw:text-style-name="P2" draw:layer="layout" draw:type="line" svg:x1="7.432cm" svg:y1="4.68cm" svg:x2="14.843cm" svg:y2="4.68cm" draw:start-shape="id3" draw:start-glue-point="1" draw:end-shape="id4" draw:end-glue-point="3" svg:d="M7432 4680h7411" svg:viewBox="0 0 7412 1">
          <text:p text:style-name="P1"><text:span text:style-name="T1">incrL :: [:Int:] → [:Int:]</text:span></text:p>
          <text:p text:style-name="P1"><text:span text:style-name="T1"/></text:p>
        </draw:connector>
        <draw:connector draw:style-name="gr3" draw:text-style-name="P2" draw:layer="layout" draw:type="line" svg:x1="17.678cm" svg:y1="4.302cm" svg:x2="17.665cm" svg:y2="2.651cm" draw:start-shape="id4" draw:start-glue-point="0" draw:end-shape="id2" draw:end-glue-point="2" svg:d="M17678 4302l-13-1651" svg:viewBox="0 0 14 1652">
          <text:p text:style-name="P1"><text:span text:style-name="T1">unconcatP <text:s text:c="11"/></text:span></text:p>
        </draw:connector>
        <draw:line draw:style-name="gr4" draw:text-style-name="P1" draw:layer="layout" svg:x1="10.525cm" svg:y1="1.127cm" svg:x2="10.652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26T22:43:38.176201631</dc:date>
    <meta:editing-duration>PT5H39S</meta:editing-duration>
    <meta:editing-cycles>80</meta:editing-cycles>
    <meta:generator>LibreOffice/4.2.8.2$Linux_x86 LibreOffice_project/420m0$Build-2</meta:generator>
    <meta:document-statistic meta:object-count="9"/>
  </office:meta>
</office:document-meta>
</file>